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 svg:font-family="Nunito,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6"/>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text-properties fo:font-variant="normal" fo:text-transform="none" fo:color="#273239" style:font-name="Nunito" fo:font-size="13.5pt" fo:letter-spacing="normal" fo:font-style="normal" fo:font-weight="normal"/>
    </style:style>
    <style:style style:name="P3" style:family="paragraph" style:parent-style-name="Text_20_body" style:list-style-name="L6">
      <style:paragraph-properties fo:margin-top="0cm" fo:margin-bottom="0cm"/>
    </style:style>
    <style:style style:name="P4" style:family="paragraph" style:parent-style-name="Text_20_body">
      <style:paragraph-properties fo:margin-left="0.635cm" fo:margin-right="0cm" fo:margin-top="0cm" fo:margin-bottom="0cm" fo:line-height="158%" fo:text-align="start" style:justify-single-word="false" fo:orphans="2" fo:widows="2" fo:text-indent="0cm" style:auto-text-indent="false" fo:padding="0cm" fo:border="none"/>
    </style:style>
    <style:style style:name="P5" style:family="paragraph" style:parent-style-name="Text_20_body" style:list-style-name="L1">
      <style:paragraph-properties fo:margin-left="0.635cm" fo:margin-right="0cm" fo:margin-top="0cm" fo:margin-bottom="0cm" fo:line-height="158%" fo:text-align="start" style:justify-single-word="false" fo:orphans="2" fo:widows="2" fo:text-indent="0cm" style:auto-text-indent="false" fo:padding="0cm" fo:border="none"/>
    </style:style>
    <style:style style:name="P6" style:family="paragraph" style:parent-style-name="Text_20_body" style:list-style-name="L2">
      <style:paragraph-properties fo:margin-left="0.635cm" fo:margin-right="0cm" fo:margin-top="0cm" fo:margin-bottom="0cm" fo:line-height="158%" fo:text-align="start" style:justify-single-word="false" fo:orphans="2" fo:widows="2" fo:text-indent="0cm" style:auto-text-indent="false" fo:padding="0cm" fo:border="none"/>
    </style:style>
    <style:style style:name="P7" style:family="paragraph" style:parent-style-name="Text_20_body" style:list-style-name="L3">
      <style:paragraph-properties fo:margin-left="0.635cm" fo:margin-right="0cm" fo:margin-top="0cm" fo:margin-bottom="0cm" fo:line-height="158%" fo:text-align="start" style:justify-single-word="false" fo:orphans="2" fo:widows="2" fo:text-indent="0cm" style:auto-text-indent="false" fo:padding="0cm" fo:border="none"/>
    </style:style>
    <style:style style:name="P8" style:family="paragraph" style:parent-style-name="Text_20_body" style:list-style-name="L4">
      <style:paragraph-properties fo:margin-left="0.635cm" fo:margin-right="0cm" fo:margin-top="0cm" fo:margin-bottom="0cm" fo:line-height="158%" fo:text-align="start" style:justify-single-word="false" fo:orphans="2" fo:widows="2" fo:text-indent="0cm" style:auto-text-indent="false" fo:padding="0cm" fo:border="none"/>
    </style:style>
    <style:style style:name="P9" style:family="paragraph" style:parent-style-name="Text_20_body" style:list-style-name="L5">
      <style:paragraph-properties fo:margin-left="0.635cm" fo:margin-right="0cm" fo:margin-top="0cm" fo:margin-bottom="0cm" fo:line-height="158%" fo:text-align="start" style:justify-single-word="false" fo:orphans="2" fo:widows="2" fo:text-indent="0cm" style:auto-text-indent="false" fo:padding="0cm" fo:border="none"/>
    </style:style>
    <style:style style:name="P10" style:family="paragraph" style:parent-style-name="Heading_20_3">
      <style:text-properties fo:font-variant="normal" fo:text-transform="none" fo:color="#273239" style:font-name="Nunito" fo:font-size="15pt" fo:letter-spacing="normal" fo:font-style="normal"/>
    </style:style>
    <style:style style:name="P11"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Nunito" fo:font-size="15pt" fo:letter-spacing="normal" fo:font-style="normal"/>
    </style:style>
    <style:style style:name="T1" style:family="text">
      <style:text-properties fo:font-variant="normal" fo:text-transform="none" fo:color="#273239" style:font-name="Nunito" fo:font-size="13.5pt" fo:letter-spacing="normal" fo:font-style="normal"/>
    </style:style>
    <style:style style:name="T2" style:family="text">
      <style:text-properties fo:font-variant="normal" fo:text-transform="none" fo:color="#273239" style:font-name="Nunito" fo:font-size="13.5pt" fo:letter-spacing="normal" fo:font-style="normal" fo:font-weight="bold"/>
    </style:style>
    <style:style style:name="T3" style:family="text">
      <style:text-properties fo:font-variant="normal" fo:text-transform="none" fo:color="#273239" style:font-name="Nunito" fo:font-size="13.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Applications of Bayes’ Theorem in Spam Filtering</text:h>
      <text:p text:style-name="P2">Spam filters in email systems use Bayes' Theorem to distinguish between legitimate emails and spam. By analyzing the frequency of certain words or phrases in both spam and non-spam emails, the filter can assign probabilities to incoming messages being spam.</text:p>
      <text:list xml:id="list7498788595469152121" text:style-name="L1">
        <text:list-item text:start-value="1">
          <text:p text:style-name="P5"><text:span text:style-name="Strong_20_Emphasis"><text:span text:style-name="T2">For example, </text:span></text:span><text:span text:style-name="T3">if an email contains words commonly found in spam messages, such as "free" or "discount," the filter will calculate the likelihood that it is spam and then route it accordingly.</text:span></text:p>
        </text:list-item>
      </text:list>
      <text:h text:style-name="P11" text:outline-level="3">Applications of Bayes’ Theorem in Weather Forecasting</text:h>
      <text:p text:style-name="P2">Meteorologists apply Bayes' Theorem to improve the accuracy of weather forecasts. By incorporating data from various sources such as satellite imagery, weather stations, and historical patterns, forecast models can calculate the probability of different weather outcomes.</text:p>
      <text:list xml:id="list785622382806217909" text:style-name="L2">
        <text:list-item text:start-value="1">
          <text:p text:style-name="P6"><text:span text:style-name="Strong_20_Emphasis"><text:span text:style-name="T2">For instance, </text:span></text:span><text:span text:style-name="T3">if there is a high pressure system moving in from the west, Bayes' Theorem helps meteorologists assess the likelihood of clear skies versus rain in a particular region.</text:span></text:p>
        </text:list-item>
      </text:list>
      <text:h text:style-name="P11" text:outline-level="3">Applications of Bayes’ Theorem in DNA Testing</text:h>
      <text:p text:style-name="P2">In forensic science, Bayes' Theorem is used to interpret DNA evidence in criminal investigations. By comparing DNA samples collected from crime scenes to databases of known DNA profiles, analysts can calculate the probability that a suspect's DNA matches the evidence.</text:p>
      <text:list xml:id="list8277126653677519072" text:style-name="L3">
        <text:list-item text:start-value="1">
          <text:p text:style-name="P7"><text:span text:style-name="Strong_20_Emphasis"><text:span text:style-name="T2">For example,</text:span></text:span><text:span text:style-name="T3"> if the DNA found at the crime scene matches that of the suspect, Bayes' Theorem helps quantify the strength of that evidence in court.</text:span></text:p>
        </text:list-item>
      </text:list>
      <text:h text:style-name="P11" text:outline-level="3">Applications of Bayes’ Theorem in Financial Forecasting</text:h>
      <text:p text:style-name="P2">Bayes' Theorem is applied in finance to assess the risk and return of investment portfolios. By analyzing historical market data and economic indicators, financial analysts can calculate the probability of different investment outcomes.</text:p>
      <text:list xml:id="list2520177986876534142" text:style-name="L4">
        <text:list-item text:start-value="1">
          <text:p text:style-name="P8"><text:span text:style-name="Strong_20_Emphasis"><text:span text:style-name="T2">For example,</text:span></text:span><text:span text:style-name="T3"> if a portfolio is heavily weighted towards technology stocks, Bayes' Theorem helps investors estimate the likelihood of achieving a certain rate of return based on past performance and market trends.</text:span></text:p>
        </text:list-item>
      </text:list>
      <text:h text:style-name="P11" text:outline-level="3">Applications of Bayes’ Theorem in Drug Testing</text:h>
      <text:p text:style-name="P2">In pharmacology, Bayes' Theorem is used to evaluate the effectiveness of new drugs in clinical trials. By comparing patient outcomes between treatment and control groups, researchers can calculate the probability that a drug is effective in treating a particular condition.</text:p>
      <text:list xml:id="list9159710852498512084" text:style-name="L5">
        <text:list-item text:start-value="1">
          <text:p text:style-name="P9"><text:soft-page-break/><text:span text:style-name="Strong_20_Emphasis"><text:span text:style-name="T2">For example, </text:span></text:span><text:span text:style-name="T3">if patients receiving the drug show a significant improvement in symptoms compared to those receiving a placebo, Bayes' Theorem helps quantify the likelihood that the drug is beneficial.</text:span></text:p>
        </text:list-item>
      </text:list>
      <text:p text:style-name="P4"><text:span text:style-name="T3"/></text:p>
      <text:p text:style-name="P4"><text:span text:style-name="T3"/></text:p>
      <text:p text:style-name="P4"><text:span text:style-name="Strong_20_Emphasis"><text:span text:style-name="T1">Applications of Bayes' Theorem</text:span></text:span></text:p>
      <text:list xml:id="list6212955214800008561" text:style-name="L6">
        <text:list-item>
          <text:p text:style-name="P1"><text:span text:style-name="Strong_20_Emphasis">Medical Diagnosis</text:span>:</text:p>
          <text:list>
            <text:list-item>
              <text:p text:style-name="P1">Helps doctors calculate the probability of a disease based on symptoms and test results.</text:p>
            </text:list-item>
            <text:list-item>
              <text:p text:style-name="P1">Ensures more accurate treatment decisions by considering the overall prevalence of diseases.</text:p>
            </text:list-item>
          </text:list>
        </text:list-item>
        <text:list-item>
          <text:p text:style-name="P1"><text:span text:style-name="Strong_20_Emphasis">Spam Filtering</text:span>:</text:p>
          <text:list>
            <text:list-item>
              <text:p text:style-name="P1">Email systems use Bayes' theorem to analyze the words in an email and compare them to known spam characteristics.</text:p>
            </text:list-item>
            <text:list-item>
              <text:p text:style-name="P1">Calculates the likelihood of an email being spam based on the presence of certain words.</text:p>
            </text:list-item>
          </text:list>
        </text:list-item>
        <text:list-item>
          <text:p text:style-name="P1"><text:span text:style-name="Strong_20_Emphasis">Finance</text:span>:</text:p>
          <text:list>
            <text:list-item>
              <text:p text:style-name="P1">Analysts assess the impact of current market conditions and historical data on future market trends.</text:p>
            </text:list-item>
            <text:list-item>
              <text:p text:style-name="P1">Aids in predicting stock price movements and making informed investment decisions.</text:p>
            </text:list-item>
          </text:list>
        </text:list-item>
        <text:list-item>
          <text:p text:style-name="P1"><text:span text:style-name="Strong_20_Emphasis">Weather Forecasting</text:span>:</text:p>
          <text:list>
            <text:list-item>
              <text:p text:style-name="P1">Combines current weather conditions with historical data to predict future weather events.</text:p>
            </text:list-item>
            <text:list-item>
              <text:p text:style-name="P1">Improves the accuracy of forecasts by calculating the probabilities of various weather outcomes.</text:p>
            </text:list-item>
          </text:list>
        </text:list-item>
        <text:list-item>
          <text:p text:style-name="P1"><text:span text:style-name="Strong_20_Emphasis">Genetics</text:span>:</text:p>
          <text:list>
            <text:list-item>
              <text:p text:style-name="P1">Estimates the probability of an individual having a specific genotype based on family history or genetic testing.</text:p>
            </text:list-item>
            <text:list-item>
              <text:p text:style-name="P1">Useful for couples concerned about genetic diseases, especially in communities with low genetic variance.</text:p>
            </text:list-item>
          </text:list>
        </text:list-item>
        <text:list-item>
          <text:p text:style-name="P1"><text:span text:style-name="Strong_20_Emphasis">Scientific Research</text:span>:</text:p>
          <text:list>
            <text:list-item>
              <text:p text:style-name="P3">Updates the probability of a hypothesis as more evidence becomes available.</text:p>
            </text:list-item>
            <text:list-item>
              <text:p text:style-name="P3">Crucial in fields like epidemiology, where researchers assess the likelihood of disease spread based on new data.</text:p>
            </text:list-item>
          </text:list>
        </text:list-item>
        <text:list-item>
          <text:p text:style-name="P1"><text:span text:style-name="Strong_20_Emphasis">Machine Learning</text:span>:</text:p>
          <text:list>
            <text:list-item>
              <text:p text:style-name="P3">Forms the basis for various algorithms, including Naive Bayes classifiers, which are used for classification tasks.</text:p>
            </text:list-item>
            <text:list-item>
              <text:p text:style-name="P3"><text:soft-page-break/>Helps in making predictions by updating the probability of outcomes as new data is introduced.</text:p>
            </text:list-item>
          </text:list>
        </text:list-item>
        <text:list-item>
          <text:p text:style-name="P1"><text:span text:style-name="Strong_20_Emphasis">Marketing</text:span>:</text:p>
          <text:list>
            <text:list-item>
              <text:p text:style-name="P3">Companies use Bayes' theorem to analyze customer behavior and preferences, allowing for targeted advertising.</text:p>
            </text:list-item>
            <text:list-item>
              <text:p text:style-name="P3">Assists in predicting the likelihood of a customer making a purchase based on previous interactions.</text:p>
            </text:list-item>
          </text:list>
        </text:list-item>
        <text:list-item>
          <text:p text:style-name="P1"><text:span text:style-name="Strong_20_Emphasis">Game Theory</text:span>:</text:p>
          <text:list>
            <text:list-item>
              <text:p text:style-name="P3">In strategic decision-making, it helps players update their beliefs about opponents' strategies based on observed actions.</text:p>
            </text:list-item>
            <text:list-item>
              <text:p text:style-name="P1">Enhances decision-making in competitive environments by incorporating probabilistic reasoning.</text:p>
            </text:list-item>
          </text:list>
        </text:list-item>
      </text:list>
      <text:p text:style-name="Text_20_body">These applications illustrate the versatility</text:p>
      <text:p text:style-name="P4"><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 svg:font-family="Nunito,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10T11:24:25.52</meta:creation-date>
    <dc:date>2024-12-10T11:25:34.32</dc:date>
    <meta:editing-duration>PT1M8S</meta:editing-duration>
    <meta:editing-cycles>2</meta:editing-cycles>
    <meta:generator>OpenOffice/4.1.15$Win32 OpenOffice.org_project/4115m2$Build-9813</meta:generator>
    <meta:document-statistic meta:table-count="0" meta:image-count="0" meta:object-count="0" meta:page-count="3" meta:paragraph-count="44" meta:word-count="685" meta:character-count="4507"/>
  </office:meta>
</office:document-meta>
</file>